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officeooo:rsid="001407c0" officeooo:paragraph-rsid="001407c0"/>
    </style:style>
    <style:style style:name="P4" style:family="paragraph" style:parent-style-name="Standard">
      <style:text-properties fo:font-weight="bold" officeooo:rsid="00213ad6" officeooo:paragraph-rsid="00213ad6" style:font-weight-asian="bold" style:font-weight-complex="bold"/>
    </style:style>
    <style:style style:name="P5" style:family="paragraph" style:parent-style-name="Standard">
      <style:text-properties fo:font-weight="normal" officeooo:rsid="00213ad6" officeooo:paragraph-rsid="00213ad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13a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2">1</text:span>L<text:span text:style-name="T2">14</text:span> German</text:p>
      <text:p text:style-name="P2"/>
      <text:p text:style-name="P4">Zum = zu + dem <text:span text:style-name="T1">and </text:span>Zur = zu + der</text:p>
      <text:p text:style-name="P4"/>
      <text:p text:style-name="P5">[zu] changes der, die, or das to a dative case or indirect object case.</text:p>
      <text:p text:style-name="P5">When determining motion in a <text:s/>direction, [in] changes der, die, das to the accusative case, or direct object case.</text:p>
      <text:p text:style-name="P5"/>
      <text:p text:style-name="P5"/>
      <text:p text:style-name="P5">der Markt:</text:p>
      <text:p text:style-name="P5"/>
      <text:p text:style-name="P5"><text:tab/>zum (zu dem) Markt</text:p>
      <text:p text:style-name="P5"><text:tab/>in den Markt</text:p>
      <text:p text:style-name="P5"/>
      <text:p text:style-name="P5">..</text:p>
      <text:p text:style-name="P5"/>
      <text:p text:style-name="P5">die Bank:</text:p>
      <text:p text:style-name="P5"/>
      <text:p text:style-name="P5"><text:tab/>zu der (zur) Bank</text:p>
      <text:p text:style-name="P5"><text:tab/>in die Bank</text:p>
      <text:p text:style-name="P5"/>
      <text:p text:style-name="P5">..</text:p>
      <text:p text:style-name="P5"/>
      <text:p text:style-name="P5">das Kino:</text:p>
      <text:p text:style-name="P5"/>
      <text:p text:style-name="P5"><text:tab/>zu dem Kino</text:p>
      <text:p text:style-name="P5"><text:tab/>ins (in das) Kino</text:p>
      <text:p text:style-name="P5"/>
      <text:p text:style-name="P5">..</text:p>
      <text:p text:style-name="P5"/>
      <text:p text:style-name="P5">There is no reason why [zu] is dative and [in] is accusative. You have to memorize that [zu] and [in] lead to different case changes.</text:p>
      <text:p text:style-name="P5"/>
      <text:p text:style-name="P5">[Zum] and [zur] are contractions like [can't] in English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18T14:25:17.371938939</dc:date>
    <meta:editing-duration>PT1H6M49S</meta:editing-duration>
    <meta:editing-cycles>12</meta:editing-cycles>
    <meta:generator>LibreOffice/4.4.7.2$Linux_X86_64 LibreOffice_project/40$Build-2</meta:generator>
    <meta:document-statistic meta:table-count="0" meta:image-count="0" meta:object-count="0" meta:page-count="1" meta:paragraph-count="18" meta:word-count="110" meta:character-count="547" meta:non-whitespace-character-count="447"/>
  </office:meta>
</office:document-meta>
</file>